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Text_20_body">
      <style:text-properties officeooo:rsid="00165851" officeooo:paragraph-rsid="00165851"/>
    </style:style>
    <style:style style:name="P3" style:family="paragraph" style:parent-style-name="Text_20_body">
      <style:text-properties officeooo:rsid="0015ffee" officeooo:paragraph-rsid="0015ffee"/>
    </style:style>
    <style:style style:name="P4" style:family="paragraph" style:parent-style-name="Text_20_body" style:list-style-name="L1">
      <style:text-properties officeooo:rsid="0015ffee" officeooo:paragraph-rsid="0015ffee"/>
    </style:style>
    <style:style style:name="P5" style:family="paragraph" style:parent-style-name="Text_20_body" style:list-style-name="L2">
      <style:paragraph-properties fo:text-align="start" style:justify-single-word="false"/>
      <style:text-properties officeooo:rsid="00165851" officeooo:paragraph-rsid="00165851"/>
    </style:style>
    <style:style style:name="P6" style:family="paragraph" style:parent-style-name="Standard">
      <style:text-properties officeooo:rsid="0015ffee" officeooo:paragraph-rsid="0015ffee"/>
    </style:style>
    <style:style style:name="P7" style:family="paragraph" style:parent-style-name="Standard">
      <style:text-properties officeooo:rsid="00165851" officeooo:paragraph-rsid="00165851"/>
    </style:style>
    <style:style style:name="P8" style:family="paragraph" style:parent-style-name="Standard" style:list-style-name="L3">
      <style:text-properties officeooo:rsid="00165851" officeooo:paragraph-rsid="00165851"/>
    </style:style>
    <style:style style:name="P9" style:family="paragraph" style:parent-style-name="Standard">
      <style:text-properties officeooo:rsid="001796c6" officeooo:paragraph-rsid="001796c6"/>
    </style:style>
    <style:style style:name="P10" style:family="paragraph" style:parent-style-name="Standard">
      <style:text-properties officeooo:rsid="0018e553" officeooo:paragraph-rsid="0018e553"/>
    </style:style>
    <style:style style:name="P11" style:family="paragraph" style:parent-style-name="Standard">
      <style:text-properties officeooo:rsid="0019028b" officeooo:paragraph-rsid="0019028b"/>
    </style:style>
    <style:style style:name="P12" style:family="paragraph" style:parent-style-name="Standard">
      <style:text-properties officeooo:rsid="001c2677" officeooo:paragraph-rsid="001c2677"/>
    </style:style>
    <style:style style:name="P13" style:family="paragraph" style:parent-style-name="Table_20_Contents">
      <style:text-properties officeooo:rsid="001c2677" officeooo:paragraph-rsid="001c2677"/>
    </style:style>
    <style:style style:name="P14" style:family="paragraph" style:parent-style-name="Table_20_Contents">
      <style:text-properties officeooo:rsid="001c2677" officeooo:paragraph-rsid="001d634a"/>
    </style:style>
    <style:style style:name="P15" style:family="paragraph" style:parent-style-name="Table_20_Contents">
      <style:text-properties officeooo:rsid="001d634a" officeooo:paragraph-rsid="001d634a"/>
    </style:style>
    <style:style style:name="P16" style:family="paragraph" style:parent-style-name="Text_20_body">
      <style:text-properties officeooo:rsid="001dbc2b" officeooo:paragraph-rsid="001dbc2b"/>
    </style:style>
    <style:style style:name="P17" style:family="paragraph" style:parent-style-name="Text_20_body">
      <style:text-properties officeooo:rsid="001f7014" officeooo:paragraph-rsid="001f7014"/>
    </style:style>
    <style:style style:name="P18" style:family="paragraph" style:parent-style-name="Text_20_body">
      <style:text-properties officeooo:rsid="001ffebe" officeooo:paragraph-rsid="001ffebe"/>
    </style:style>
    <style:style style:name="P19" style:family="paragraph" style:parent-style-name="Table_20_Contents">
      <style:text-properties fo:font-variant="normal" fo:text-transform="none" fo:color="#000000" loext:opacity="100%" style:font-name="Times New Roman" fo:font-size="14pt" fo:letter-spacing="normal" fo:font-style="normal" fo:font-weight="normal" officeooo:paragraph-rsid="001ffebe"/>
    </style:style>
    <style:style style:name="P20" style:family="paragraph" style:parent-style-name="Table_20_Contents">
      <style:text-properties fo:font-variant="normal" fo:text-transform="none" fo:color="#000000" loext:opacity="100%" style:font-name="Times New Roman" fo:font-size="14pt" fo:letter-spacing="normal" fo:font-style="normal" fo:font-weight="normal" officeooo:rsid="00207070" officeooo:paragraph-rsid="00207070"/>
    </style:style>
    <style:style style:name="P21" style:family="paragraph" style:parent-style-name="Table_20_Contents">
      <style:text-properties fo:font-variant="normal" fo:text-transform="none" fo:color="#000000" loext:opacity="100%" style:font-name="Times New Roman" fo:font-size="14pt" fo:letter-spacing="normal" fo:font-style="normal" fo:font-weight="normal" officeooo:paragraph-rsid="00207070"/>
    </style:style>
    <style:style style:name="P22" style:family="paragraph" style:parent-style-name="Table_20_Contents">
      <style:text-properties fo:font-size="14pt" officeooo:paragraph-rsid="00238898" style:font-size-asian="14pt" style:font-size-complex="14pt"/>
    </style:style>
    <style:style style:name="P23" style:family="paragraph" style:parent-style-name="Table_20_Contents">
      <style:text-properties fo:font-size="14pt" officeooo:rsid="00238898" officeooo:paragraph-rsid="00238898" style:font-size-asian="14pt" style:font-size-complex="14pt"/>
    </style:style>
    <style:style style:name="P24" style:family="paragraph" style:parent-style-name="Table_20_Contents">
      <style:text-properties fo:font-size="14pt" style:font-size-asian="14pt" style:font-size-complex="14pt"/>
    </style:style>
    <style:style style:name="P25" style:family="paragraph" style:parent-style-name="Heading_20_1">
      <style:text-properties officeooo:paragraph-rsid="0024c7a0"/>
    </style:style>
    <style:style style:name="P26" style:family="paragraph" style:parent-style-name="Text_20_body">
      <style:text-properties fo:font-size="12pt" officeooo:rsid="0022633c" officeooo:paragraph-rsid="0024869c" style:font-size-asian="12pt" style:font-size-complex="12pt"/>
    </style:style>
    <style:style style:name="P27" style:family="paragraph" style:parent-style-name="Text_20_body">
      <style:text-properties officeooo:rsid="0022633c" officeooo:paragraph-rsid="0024869c"/>
    </style:style>
    <style:style style:name="P28" style:family="paragraph" style:parent-style-name="Text_20_body">
      <style:text-properties officeooo:rsid="0022633c" officeooo:paragraph-rsid="0022633c"/>
    </style:style>
    <style:style style:name="P29" style:family="paragraph" style:parent-style-name="Table_20_Contents">
      <style:paragraph-properties fo:margin-left="0cm" fo:margin-right="0cm" fo:orphans="2" fo:widows="2" fo:text-indent="0cm" style:auto-text-indent="false"/>
      <style:text-properties fo:font-variant="normal" fo:text-transform="none" style:font-name="Times New Roman" fo:font-size="14pt" fo:letter-spacing="normal" fo:font-style="normal" fo:font-weight="normal" officeooo:paragraph-rsid="0022633c"/>
    </style:style>
    <style:style style:name="P30" style:family="paragraph" style:parent-style-name="Table_20_Contents">
      <style:paragraph-properties fo:margin-left="0cm" fo:margin-right="0cm" fo:orphans="2" fo:widows="2" fo:text-indent="0cm" style:auto-text-indent="false"/>
      <style:text-properties officeooo:paragraph-rsid="0022633c"/>
    </style:style>
    <style:style style:name="P31" style:family="paragraph" style:parent-style-name="Text_20_body">
      <style:text-properties fo:font-size="12pt" officeooo:rsid="0024c7a0" officeooo:paragraph-rsid="0024c7a0" style:font-size-asian="12pt" style:font-size-complex="12pt"/>
    </style:style>
    <style:style style:name="P32" style:family="paragraph" style:parent-style-name="Text_20_body">
      <style:text-properties fo:font-variant="normal" fo:text-transform="none" style:font-name="Times New Roman" fo:font-size="12pt" fo:letter-spacing="normal" fo:font-style="normal" fo:font-weight="normal" officeooo:rsid="0024c7a0" officeooo:paragraph-rsid="0022633c" style:font-size-asian="12pt" style:font-size-complex="12pt"/>
    </style:style>
    <style:style style:name="P33" style:family="paragraph" style:parent-style-name="Text_20_body">
      <style:text-properties fo:font-variant="normal" fo:text-transform="none" style:font-name="Times New Roman" fo:font-size="12pt" fo:letter-spacing="normal" fo:font-style="normal" fo:font-weight="normal" officeooo:rsid="0024c7a0" officeooo:paragraph-rsid="0024c7a0"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style:font-name="Times New Roman" fo:font-size="12pt" fo:letter-spacing="normal" fo:font-style="normal" fo:font-weight="normal" officeooo:rsid="0022633c" style:font-size-asian="12pt" style:font-size-complex="12pt"/>
    </style:style>
    <style:style style:name="P35" style:family="paragraph" style:parent-style-name="Text_20_body">
      <style:text-properties fo:font-size="12pt" officeooo:rsid="0022633c" officeooo:paragraph-rsid="0022633c" style:font-size-asian="12pt" style:font-size-complex="12pt"/>
    </style:style>
    <style:style style:name="P36" style:family="paragraph" style:parent-style-name="Heading">
      <style:text-properties fo:font-weight="bold" style:font-weight-asian="bold" style:font-weight-complex="bold"/>
    </style:style>
    <style:style style:name="P37" style:family="paragraph" style:parent-style-name="Text_20_body">
      <style:text-properties fo:font-variant="normal" fo:text-transform="none" style:font-name="Times New Roman" fo:font-size="12pt" fo:letter-spacing="normal" fo:font-style="normal" fo:font-weight="normal" officeooo:rsid="0024c7a0" officeooo:paragraph-rsid="002558d8" style:font-size-asian="12pt" style:font-size-complex="12pt"/>
    </style:style>
    <style:style style:name="P38" style:family="paragraph" style:parent-style-name="Text_20_body">
      <style:text-properties fo:font-variant="normal" fo:text-transform="none" style:font-name="Times New Roman" fo:font-size="12pt" fo:letter-spacing="normal" fo:font-style="normal" fo:font-weight="normal" officeooo:rsid="0025969f" officeooo:paragraph-rsid="0025969f" style:font-size-asian="12pt" style:font-size-complex="12pt"/>
    </style:style>
    <style:style style:name="P39" style:family="paragraph" style:parent-style-name="Text_20_body">
      <style:paragraph-properties fo:margin-left="0cm" fo:margin-right="0cm" fo:orphans="2" fo:widows="2" fo:text-indent="0cm" style:auto-text-indent="false"/>
      <style:text-properties fo:font-variant="normal" fo:text-transform="none" style:font-name="Times New Roman" fo:font-size="12pt" fo:letter-spacing="normal" fo:font-style="normal" fo:font-weight="normal" officeooo:rsid="0024c7a0" officeooo:paragraph-rsid="002558d8" style:font-size-asian="12pt" style:font-size-complex="12pt"/>
    </style:style>
    <style:style style:name="P40" style:family="paragraph" style:parent-style-name="Text_20_body">
      <style:text-properties fo:font-variant="normal" fo:text-transform="none" style:font-name="Times New Roman" fo:font-size="12pt" fo:letter-spacing="normal" fo:font-style="normal" fo:font-weight="normal" officeooo:rsid="002558d8" officeooo:paragraph-rsid="0025969f" style:font-size-asian="12pt" style:font-size-complex="12pt"/>
    </style:style>
    <style:style style:name="P41" style:family="paragraph" style:parent-style-name="Text_20_body">
      <style:paragraph-properties fo:margin-left="0cm" fo:margin-right="0cm" fo:orphans="2" fo:widows="2" fo:text-indent="0cm" style:auto-text-indent="false"/>
      <style:text-properties fo:font-variant="normal" fo:text-transform="none" style:font-name="Times New Roman" fo:font-size="12pt" fo:letter-spacing="normal" fo:font-style="normal" fo:font-weight="normal" officeooo:rsid="0024c7a0" style:font-size-asian="12pt" style:font-size-complex="12pt"/>
    </style:style>
    <style:style style:name="P42" style:family="paragraph" style:parent-style-name="Text_20_body">
      <style:text-properties fo:font-weight="bold" officeooo:rsid="00293b0e" officeooo:paragraph-rsid="00293b0e" style:font-weight-asian="bold" style:font-weight-complex="bold"/>
    </style:style>
    <style:style style:name="P43" style:family="paragraph" style:parent-style-name="Text_20_body">
      <style:text-properties fo:font-size="12pt" officeooo:rsid="0025969f" officeooo:paragraph-rsid="0025969f" style:font-size-asian="12pt" style:font-size-complex="12pt"/>
    </style:style>
    <style:style style:name="P44" style:family="paragraph" style:parent-style-name="Text_20_body">
      <style:text-properties fo:font-size="12pt" officeooo:rsid="002752ba" officeooo:paragraph-rsid="002752ba" style:font-size-asian="12pt" style:font-size-complex="12pt"/>
    </style:style>
    <style:style style:name="P45" style:family="paragraph" style:parent-style-name="Text_20_body">
      <style:text-properties fo:font-size="12pt" officeooo:rsid="00293b0e" officeooo:paragraph-rsid="00293b0e" style:font-size-asian="12pt" style:font-size-complex="12pt"/>
    </style:style>
    <style:style style:name="P46" style:family="paragraph" style:parent-style-name="Text_20_body">
      <style:text-properties fo:font-size="12pt" fo:font-weight="bold" officeooo:rsid="00293b0e" officeooo:paragraph-rsid="00293b0e" style:font-size-asian="12pt" style:font-weight-asian="bold" style:font-size-complex="12pt" style:font-weight-complex="bold"/>
    </style:style>
    <style:style style:name="P47" style:family="paragraph" style:parent-style-name="Text_20_body">
      <style:text-properties fo:font-size="12pt" fo:font-weight="bold" officeooo:rsid="002a4c22" officeooo:paragraph-rsid="002a4c22" style:font-size-asian="12pt" style:font-weight-asian="bold" style:font-size-complex="12pt" style:font-weight-complex="bold"/>
    </style:style>
    <style:style style:name="P48" style:family="paragraph" style:parent-style-name="Text_20_body">
      <style:text-properties fo:font-size="12pt" officeooo:rsid="002a4c22" officeooo:paragraph-rsid="002a4c22" style:font-size-asian="12pt" style:font-size-complex="12pt"/>
    </style:style>
    <style:style style:name="P49" style:family="paragraph" style:parent-style-name="Text_20_body">
      <style:text-properties fo:font-size="12pt" officeooo:rsid="002ba8e6" officeooo:paragraph-rsid="002ba8e6" style:font-size-asian="12pt" style:font-size-complex="12pt"/>
    </style:style>
    <style:style style:name="P50" style:family="paragraph" style:parent-style-name="Text_20_body">
      <style:text-properties fo:font-size="12pt" fo:font-weight="bold" officeooo:rsid="002db389" officeooo:paragraph-rsid="002db389" style:font-size-asian="12pt" style:font-weight-asian="bold" style:font-size-complex="12pt" style:font-weight-complex="bold"/>
    </style:style>
    <style:style style:name="P51" style:family="paragraph" style:parent-style-name="Text_20_body">
      <style:text-properties fo:font-size="12pt" officeooo:rsid="002db389" officeooo:paragraph-rsid="002db389" style:font-size-asian="12pt" style:font-size-complex="12pt"/>
    </style:style>
    <style:style style:name="T1" style:family="text">
      <style:text-properties officeooo:rsid="001796c6"/>
    </style:style>
    <style:style style:name="T2" style:family="text">
      <style:text-properties officeooo:rsid="0018e553"/>
    </style:style>
    <style:style style:name="T3" style:family="text">
      <style:text-properties fo:font-weight="bold" style:font-weight-asian="bold" style:font-weight-complex="bold"/>
    </style:style>
    <style:style style:name="T4" style:family="text">
      <style:text-properties officeooo:rsid="001a7db0"/>
    </style:style>
    <style:style style:name="T5" style:family="text">
      <style:text-properties officeooo:rsid="001c2677"/>
    </style:style>
    <style:style style:name="T6" style:family="text">
      <style:text-properties officeooo:rsid="001d634a"/>
    </style:style>
    <style:style style:name="T7" style:family="text">
      <style:text-properties officeooo:rsid="001f7014"/>
    </style:style>
    <style:style style:name="T8" style:family="text">
      <style:text-properties officeooo:rsid="001e2ba7"/>
    </style:style>
    <style:style style:name="T9" style:family="text">
      <style:text-properties officeooo:rsid="00215f16"/>
    </style:style>
    <style:style style:name="T10" style:family="text">
      <style:text-properties officeooo:rsid="00216cd1"/>
    </style:style>
    <style:style style:name="T11" style:family="text">
      <style:text-properties officeooo:rsid="0022633c"/>
    </style:style>
    <style:style style:name="T12" style:family="text">
      <style:text-properties officeooo:rsid="00238898"/>
    </style:style>
    <style:style style:name="T13" style:family="text">
      <style:text-properties officeooo:rsid="0024869c"/>
    </style:style>
    <style:style style:name="T14" style:family="text">
      <style:text-properties fo:font-variant="normal" fo:text-transform="none" style:font-name="Times New Roman" fo:font-size="14pt" fo:letter-spacing="normal" fo:font-style="normal" fo:font-weight="normal"/>
    </style:style>
    <style:style style:name="T15" style:family="text">
      <style:text-properties officeooo:rsid="002558d8"/>
    </style:style>
    <style:style style:name="T16" style:family="text">
      <style:text-properties officeooo:rsid="0025969f"/>
    </style:style>
    <style:style style:name="T17" style:family="text">
      <style:text-properties officeooo:rsid="0028eda9"/>
    </style:style>
    <style:style style:name="T18" style:family="text">
      <style:text-properties officeooo:rsid="00293b0e"/>
    </style:style>
    <style:style style:name="T19" style:family="text">
      <style:text-properties officeooo:rsid="002a4c22"/>
    </style:style>
    <style:style style:name="T20" style:family="text">
      <style:text-properties officeooo:rsid="002752ba"/>
    </style:style>
    <style:style style:name="T21" style:family="text">
      <style:text-properties officeooo:rsid="002db389"/>
    </style:style>
    <style:style style:name="T22" style:family="text">
      <style:text-properties officeooo:rsid="002ba8e6"/>
    </style:style>
    <style:style style:name="T23" style:family="text">
      <style:text-properties officeooo:rsid="002cd8e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sla Technologi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_3399396719" office:name="Organisation Overview" text:style-name="Index_20_Link" text:visited-style-name="Index_20_Link">Organisation Overview<text:tab/>2</text:a></text:p>
          <text:p text:style-name="P1"><text:a xlink:type="simple" xlink:href="#__RefHeading___Toc3_3399396719" office:name="Problem Overview" text:style-name="Index_20_Link" text:visited-style-name="Index_20_Link">Problem Overview<text:tab/>3</text:a></text:p>
          <text:p text:style-name="P1"><text:a xlink:type="simple" xlink:href="#__RefHeading___Toc5_3399396719" office:name="User Groups" text:style-name="Index_20_Link" text:visited-style-name="Index_20_Link">User Groups<text:tab/>4</text:a></text:p>
          <text:p text:style-name="P1"><text:a xlink:type="simple" xlink:href="#__RefHeading___Toc7_3399396719" office:name="Empathy Map" text:style-name="Index_20_Link" text:visited-style-name="Index_20_Link">Empathy Map<text:tab/>5</text:a></text:p>
          <text:p text:style-name="P1"><text:a xlink:type="simple" xlink:href="#__RefHeading___Toc89_3399396719" office:name="User Stories" text:style-name="Index_20_Link" text:visited-style-name="Index_20_Link">User Stories<text:tab/>6</text:a></text:p>
          <text:p text:style-name="P1"><text:a xlink:type="simple" xlink:href="#__RefHeading___Toc91_3399396719" office:name="Laws/ Guidance/ Legislation" text:style-name="Index_20_Link" text:visited-style-name="Index_20_Link">Laws/ Guidance/ Legislation<text:tab/>7</text:a></text:p>
          <text:p text:style-name="P1"><text:a xlink:type="simple" xlink:href="#__RefHeading___Toc698_3043337054" office:name="Risks" text:style-name="Index_20_Link" text:visited-style-name="Index_20_Link">Risks<text:tab/>8</text:a></text:p>
          <text:p text:style-name="P1"><text:a xlink:type="simple" xlink:href="#__RefHeading___Toc700_3043337054" office:name="Functional and Non-Functional Requirements:" text:style-name="Index_20_Link" text:visited-style-name="Index_20_Link">Functional and Non-Functional Requirements:<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_Toc1_3399396719"/>Organisation Overview<text:bookmark-end text:name="__RefHeading___Toc1_3399396719"/></text:h>
      <text:p text:style-name="Text_20_body"/>
      <text:p text:style-name="P2">Rosla Technologies is a company that aims to replace fossil fuel energy with more environmentally friendly green energy sources <text:span text:style-name="T1">to</text:span> combat carbon emissions and reduce carbon footprint of the average person <text:span text:style-name="T1">while also helping customers save money on energy bills.</text:span></text:p>
      <text:p text:style-name="P3">Rosla Technologies specialises in:</text:p>
      <text:list text:style-name="L1">
        <text:list-item>
          <text:p text:style-name="P4">Solar panel installation and maintenance.</text:p>
        </text:list-item>
        <text:list-item>
          <text:p text:style-name="P4">Electric vehicle charging stations.</text:p>
        </text:list-item>
        <text:list-item>
          <text:p text:style-name="P4">Smart home management systems.</text:p>
        </text:list-item>
      </text:list>
      <text:p text:style-name="P2"/>
      <text:p text:style-name="P2">What they expect, is a website that can:</text:p>
      <text:list text:style-name="L2">
        <text:list-item>
          <text:p text:style-name="P5">Provide customers with information about:</text:p>
          <text:list>
            <text:list-item>
              <text:p text:style-name="P5">Green energy products currently on the market.</text:p>
            </text:list-item>
            <text:list-item>
              <text:p text:style-name="P5">How to reduce carbon footprint.</text:p>
            </text:list-item>
          </text:list>
        </text:list-item>
        <text:list-item>
          <text:p text:style-name="P5">Allow customers to:</text:p>
          <text:list>
            <text:list-item>
              <text:p text:style-name="P5">Schedule consultations and installations.</text:p>
            </text:list-item>
            <text:list-item>
              <text:p text:style-name="P5">Calculate their carbon footprint.</text:p>
            </text:list-item>
          </text:list>
        </text:list-item>
      </text:list>
      <text:p text:style-name="P6"/>
      <text:p text:style-name="P7">Suggested features by the client:</text:p>
      <text:list text:style-name="L3">
        <text:list-item>
          <text:p text:style-name="P8">Account registration to allow customers to manage their consultations and data.</text:p>
        </text:list-item>
        <text:list-item>
          <text:p text:style-name="P8">Accessibility features to support a wide range of users.</text:p>
        </text:list-item>
        <text:list-item>
          <text:p text:style-name="P8">A tool for calculating and tracking energy usag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Heading_20_1" text:outline-level="1" text:is-list-header="true"><text:bookmark-start text:name="__RefHeading___Toc3_3399396719"/>Problem Overview<text:bookmark-end text:name="__RefHeading___Toc3_3399396719"/></text:h>
      <text:p text:style-name="P9">I presume that their current booking system for scheduling a consultation appointment is by scheduling for an appointment either in person, or through phone calls.</text:p>
      <text:p text:style-name="P9"/>
      <text:p text:style-name="P9">The issues that may occur due to the method of scheduling by walk-ins may have a contradicting effect on how their aims to reduce carbon emissions mainly due to the fact that if a person has to travel to get to their company buildings in order to schedule, the likelihood of the customer<text:span text:style-name="T2">s</text:span> travelling <text:span text:style-name="T2">using</text:span> a gas powered car would be more common over customer<text:span text:style-name="T2">s</text:span> travelling <text:span text:style-name="T2">using an electric vehicle (EV), bike, or walking. </text:span></text:p>
      <text:p text:style-name="P9"/>
      <text:p text:style-name="P10">This will obviously counteract the fact their goals of reducing carbon emissions because the average day to day person is more likely to use a normal gas engine car over an electric car simply because most gas engine cars are more cheaper than the normal electric car. In addition, no matter where they locate their various buildings, they will still continue to have customers who may, or will have to, use car to reach their building for scheduling.</text:p>
      <text:p text:style-name="P10"/>
      <text:p text:style-name="P11">Another issue that they would have with their current system is potential wait time. Depending on how impactful their company may be on the public, the customers may face potentially wait times just to book for an available space for an appointment.</text:p>
      <text:p text:style-name="P11">To add to this, customers may also have poor cellular service or noise pollution due to their current location, like a crowded subway, which would make it hard to understand what they are trying to say.</text:p>
      <text:p text:style-name="P11"/>
      <text:p text:style-name="P11">Due to potentially long wait times, the impacts may include, inefficient systems ran by overworked staff who could potentially relay wrong information into the systems, which <text:span text:style-name="T3">will</text:span> impact the flow of the work force.</text:p>
      <text:p text:style-name="P11"/>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Heading_20_1" text:outline-level="1" text:is-list-header="true"><text:bookmark-start text:name="__RefHeading___Toc5_3399396719"/>User Groups<text:bookmark-end text:name="__RefHeading___Toc5_3399396719"/></text:h>
      <text:p text:style-name="Heading">Customers:</text:p>
      <text:p text:style-name="P11">Customers between the ages of <text:span text:style-name="T4">30</text:span> – <text:span text:style-name="T4">65</text:span>, <text:span text:style-name="T4">are more likely to understand the impacts of green energy technology and be interested in investing in green energy technology as they are less likely to be entirely impacted by the worries of having to find/ do work while studying (Or at the very least, just studying) in school as people would be more likely to be doing around the ages of 18 – 25, Or not technically knowledgable enough/ or enjoying retirement by ages 70+.</text:span></text:p>
      <text:p text:style-name="P11"/>
      <text:p text:style-name="P11"/>
      <text:p text:style-name="Heading"><text:span text:style-name="T5">Consultant </text:span>Staff:</text:p>
      <text:p text:style-name="P12">Consultant staff would also use the systems to maintain data and assess when their next assigned appointment is and who it’s with.</text:p>
      <text:p text:style-name="P12"/>
      <text:p text:style-name="P12"/>
      <text:p text:style-name="Heading"><text:span text:style-name="T5">Marketing</text:span> Staff:</text:p>
      <text:p text:style-name="P12">Marketing would use the system to make changes to the market menu to add, delete or update products on the market.</text:p>
      <text:p text:style-name="P12"/>
      <text:p text:style-name="P12"/>
      <text:p text:style-name="Heading">Admin Staff:</text:p>
      <text:p text:style-name="P12">Admin staff would use the systems in order to set up appointments or make changes to appointments to ensure the consultant staff knows when their appointment is and who it’s with.</text:p>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_3399396719"/><text:soft-page-break/>Empathy Map<text:bookmark-end text:name="__RefHeading___Toc7_3399396719"/></text:h>
      <table:table table:name="Table1" table:style-name="Table1">
        <table:table-column table:style-name="Table1.A"/>
        <table:table-column table:style-name="Table1.B"/>
        <table:table-row>
          <table:table-cell table:style-name="Table1.A1" office:value-type="string">
            <text:p text:style-name="P13">Says:</text:p>
            <text:p text:style-name="P13">“Why does it take so long to book an appointment?”</text:p>
            <text:p text:style-name="P14"/>
            <text:p text:style-name="P13">“<text:span text:style-name="T6">What did you say?”</text:span></text:p>
            <text:p text:style-name="P13">“<text:span text:style-name="T6">I can’t hear you.”</text:span></text:p>
            <text:p text:style-name="P13">“<text:span text:style-name="T6">I can’t understand what you’re trying to say.”</text:span></text:p>
            <text:p text:style-name="P13"/>
            <text:p text:style-name="P14">“<text:span text:style-name="T6">What does that mean?”</text:span></text:p>
            <text:p text:style-name="P14">“<text:span text:style-name="T6">How does that work?”</text:span></text:p>
            <text:p text:style-name="P14">“<text:span text:style-name="T6">What can it do?”</text:span></text:p>
          </table:table-cell>
          <table:table-cell table:style-name="Table1.B1" office:value-type="string">
            <text:p text:style-name="P13">Thinks:</text:p>
            <text:p text:style-name="P13">“<text:span text:style-name="T6">This wait time is so annoying.”</text:span></text:p>
            <text:p text:style-name="P13"/>
            <text:p text:style-name="P13">“<text:span text:style-name="T6">I don’t understand what they’re trying to tell me.”</text:span></text:p>
            <text:p text:style-name="P13"/>
            <text:p text:style-name="P13">“<text:span text:style-name="T6">This language barrier is extremely irritating.”</text:span></text:p>
            <text:p text:style-name="P13"/>
            <text:p text:style-name="P13">“<text:span text:style-name="T6">I don’t want to apply in person.”</text:span></text:p>
          </table:table-cell>
        </table:table-row>
        <table:table-row>
          <table:table-cell table:style-name="Table1.A2" office:value-type="string">
            <text:p text:style-name="P13">Does:</text:p>
            <text:p text:style-name="P15">Struggles to find the time to book for an appointment.</text:p>
            <text:p text:style-name="P15"><text:line-break/>Waits for an extensive amount of time before applying at another company.</text:p>
          </table:table-cell>
          <table:table-cell table:style-name="Table1.B2" office:value-type="string">
            <text:p text:style-name="P13">Feels:</text:p>
            <text:p text:style-name="P15">Stress</text:p>
            <text:p text:style-name="P15">Annoyance</text:p>
            <text:p text:style-name="P15">Confusion</text:p>
            <text:p text:style-name="P15">Exhaustion </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89_3399396719"/><text:soft-page-break/>User Stories<text:bookmark-end text:name="__RefHeading___Toc89_3399396719"/></text:h>
      <text:p text:style-name="P16"/>
      <text:p text:style-name="P16">As a <text:span text:style-name="T7">customer</text:span>, I:</text:p>
      <text:p text:style-name="P16">“want to book online because I don’t have enough time to call or make it to the building to schedule an appointment.”</text:p>
      <text:p text:style-name="P16">“want to book online because the call quality is terrible. I can’t hear a word they’re saying.”</text:p>
      <text:p text:style-name="P16"/>
      <text:p text:style-name="P16">“want an information page that can easily explain to me the things I want to know.”</text:p>
      <text:p text:style-name="P16"/>
      <text:p text:style-name="P17">As a user, I:</text:p>
      <text:p text:style-name="P16">“<text:span text:style-name="T8">Need clear directions on how to navigate the system.”</text:span></text:p>
      <text:p text:style-name="P16"/>
      <text:p text:style-name="P16">“<text:span text:style-name="T7">Need clear readable text because I am dyslexic”</text:span></text:p>
      <text:p text:style-name="P16">“<text:span text:style-name="T7">Need dyslexic friendly colours in order to read.”</text:span></text:p>
      <text:p text:style-name="P16"/>
      <text:p text:style-name="P16">“<text:span text:style-name="T7">Need colour blind friendly colours because I’m colour blind”</text:span></text:p>
      <text:p text:style-name="P16"/>
      <text:p text:style-name="P17">As a consultant staff, I:</text:p>
      <text:p text:style-name="P17">“Need to be able to access my booking logs to see when I’m having my appointments and who with.”</text:p>
      <text:p text:style-name="P17"/>
      <text:p text:style-name="P18">As an admin staff, I:<text:line-break/>“Should be able to change and edit appointments in case if an appointment needs to be edited or not.”</text:p>
      <text:p text:style-name="P18"/>
      <text:p text:style-name="P18"/>
      <text:p text:style-name="P18"/>
      <text:p text:style-name="P18"/>
      <text:p text:style-name="P18"/>
      <text:p text:style-name="P18"/>
      <text:h text:style-name="Heading_20_1" text:outline-level="1"><text:bookmark-start text:name="__RefHeading___Toc91_3399396719"/><text:soft-page-break/>Laws/ Guidance/ Legislation<text:bookmark-end text:name="__RefHeading___Toc91_3399396719"/></text:h>
      <table:table table:name="Table2" table:style-name="Table2">
        <table:table-column table:style-name="Table2.A"/>
        <table:table-column table:style-name="Table2.B"/>
        <table:table-row>
          <table:table-cell table:style-name="Table2.A1" office:value-type="string">
            <text:p text:style-name="P19">- UK GDPR and Data Protection Act 2018</text:p>
            <text:p text:style-name="P20"><text:s/></text:p>
            <text:p text:style-name="P21">- <text:span text:style-name="T9">Privacy and Electronic Communications Regulations (PECR)</text:span></text:p>
            <text:p text:style-name="P21"/>
            <text:p text:style-name="P21">- <text:span text:style-name="T10">Web Content Accessibility Guidelines (WCAG)</text:span></text:p>
            <text:p text:style-name="P21"/>
            <text:p text:style-name="P22">- <text:span text:style-name="T10">Consumer Rights Act 2015</text:span></text:p>
            <text:p text:style-name="P22"/>
            <text:p text:style-name="P22">- <text:span text:style-name="T11">Consumer Protection Act, 2019</text:span></text:p>
          </table:table-cell>
          <table:table-cell table:style-name="Table2.B1" office:value-type="string">
            <text:p text:style-name="P23">Standards:</text:p>
            <text:p text:style-name="P23">- Data minimisation: only collect data that’s needed.</text:p>
            <text:p text:style-name="P23"/>
            <text:p text:style-name="P23">- Transparency: Be open about data collection and use</text:p>
            <text:p text:style-name="P23"/>
            <text:p text:style-name="P23">- Security measures: Encrypt, anonymise data</text:p>
            <text:p text:style-name="P23"/>
            <text:p text:style-name="P24">- <text:span text:style-name="T12">Accountability: Maintain records of processing activities.</text:span></text:p>
            <text:p text:style-name="P24"/>
            <text:p text:style-name="P24">- <text:span text:style-name="T12">Regular audits: Assess compliance and risk exposur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 text:outline-level="1"><text:bookmark-start text:name="__RefHeading___Toc698_3043337054"/><text:soft-page-break/>Risks<text:bookmark-end text:name="__RefHeading___Toc698_3043337054"/></text:h>
      <text:p text:style-name="P26">If the laws, regulations <text:span text:style-name="T12">and standards </text:span>aren’t strictly met, <text:span text:style-name="T13">t</text:span><text:span text:style-name="T12">he moment a data breach were to happen, not only the company would be fined massively for the damages of losing important personal data of many customers, but Rosla will </text:span><text:span text:style-name="T13">also</text:span><text:span text:style-name="T12"> be deemed as </text:span><text:span text:style-name="T13">un</text:span><text:span text:style-name="T12">trustworthy </text:span><text:span text:style-name="T13">for their poor security systems which then leads to lesser customers and fewer sponsorship/ company collaborations that could benefit Rosla. This would mean that Rosla would have to spend potentially millions to compensate for the damages of client details and the repairs/ and upgrades to their security systems. In addition, they will have to also re-earn the trust of their clients as after the data breach, they most likely lost up to 80-90% of their customers, not from just those affected by the data breach but also those who weren’t affect but are in fear of losing their data as well.</text:span></text:p>
      <text:p text:style-name="P27"/>
      <text:p text:style-name="P28">Security risks:</text:p>
      <table:table table:name="Table3" table:style-name="Table3">
        <table:table-column table:style-name="Table3.A" table:number-columns-repeated="3"/>
        <table:table-row>
          <table:table-cell table:style-name="Table3.A1" office:value-type="string">
            <text:p text:style-name="P29">SQL Injection </text:p>
            <text:p text:style-name="P29">Brute force attacks </text:p>
            <text:p text:style-name="P29">Trojan Horses </text:p>
            <text:p text:style-name="P29">Viruses </text:p>
            <text:p text:style-name="P29">Phishing emails </text:p>
            <text:p text:style-name="P30"><text:span text:style-name="T14">Broken access system</text:span> </text:p>
          </table:table-cell>
          <table:table-cell table:style-name="Table3.A1" office:value-type="string">
            <text:p text:style-name="P29">Ransomware </text:p>
            <text:p text:style-name="P29">DDoS attacks </text:p>
            <text:p text:style-name="P29">Packet sniffing </text:p>
            <text:p text:style-name="P29">MitM attacks </text:p>
            <text:p text:style-name="P29">Internal attacks </text:p>
            <text:p text:style-name="P30"><text:span text:style-name="T14">Faulty Security systems</text:span> </text:p>
          </table:table-cell>
          <table:table-cell table:style-name="Table3.C1" office:value-type="string">
            <text:p text:style-name="P29">Faulty hardware </text:p>
            <text:p text:style-name="P29">Faulty software </text:p>
            <text:p text:style-name="P29">Data Interception </text:p>
            <text:p text:style-name="P29">Zero-day <text:span text:style-name="T11">a</text:span>ttacks </text:p>
            <text:p text:style-name="P29">Spyware </text:p>
            <text:p text:style-name="P30"><text:span text:style-name="T14">Keyloggers</text:span> </text:p>
          </table:table-cell>
        </table:table-row>
      </table:table>
      <text:p text:style-name="P28"/>
      <text:p text:style-name="P31">These Security risks are only a few methods malicious people may use to attack a company systems in an attempt to destroy a company. This is why he company must adhere to the many laws and legislations in order to keep their company, staff and clients safe.</text:p>
      <text:p text:style-name="P32"/>
      <text:p text:style-name="P33">Methods on how to mitigate most of these risks, will be mentioned in the Functional and Non- Functional page</text:p>
      <text:p text:style-name="P34"/>
      <text:p text:style-name="P34"/>
      <text:p text:style-name="P35"/>
      <text:p text:style-name="P35"/>
      <text:p text:style-name="P35"/>
      <text:p text:style-name="P35"/>
      <text:p text:style-name="P35"/>
      <text:p text:style-name="P35"/>
      <text:p text:style-name="P35"/>
      <text:p text:style-name="P35"/>
      <text:h text:style-name="Heading_20_1" text:outline-level="1"><text:bookmark-start text:name="__RefHeading___Toc700_3043337054"/><text:soft-page-break/>Functional and Non-Functional Requirements:<text:bookmark-end text:name="__RefHeading___Toc700_3043337054"/></text:h>
      <text:p text:style-name="P31"/>
      <text:p text:style-name="P36">Functional Requirements:</text:p>
      <text:p text:style-name="P37"><text:span text:style-name="T15">1.</text:span><text:span text:style-name="T16">1</text:span><text:span text:style-name="T15">1 </text:span>Allow <text:span text:style-name="T15">customers</text:span> to register (Needs database)</text:p>
      <text:p text:style-name="P38">1.12 Stores customer data into database (Needs database)</text:p>
      <text:p text:style-name="P39"><text:span text:style-name="T15">1.</text:span><text:span text:style-name="T16">13</text:span><text:span text:style-name="T15"> </text:span>Once logged in, brings users to the homepage. (Access to the database)</text:p>
      <text:p text:style-name="P39"/>
      <text:p text:style-name="P40">1.<text:span text:style-name="T16">21</text:span> Allow customers to log out</text:p>
      <text:p text:style-name="P40">1.<text:span text:style-name="T16">22</text:span> Allow customers to login into their account if they are already registered. (Access to the database.)</text:p>
      <text:p text:style-name="P37"><text:span text:style-name="T15">1.</text:span><text:span text:style-name="T16">23</text:span><text:span text:style-name="T15"> </text:span>Allow <text:span text:style-name="T15">customers</text:span> to book, edit, cancel, view upcoming and past appointments. <text:span text:style-name="T15">(Access to the database)</text:span></text:p>
      <text:p text:style-name="P41"/>
      <text:p text:style-name="P41"><text:span text:style-name="T16">1.31 </text:span>Allow <text:span text:style-name="T16">consultant staff</text:span> to see <text:span text:style-name="T16">which customer </text:span>they were assigned to. (User access <text:span text:style-name="T17">levels</text:span>)</text:p>
      <text:p text:style-name="P41"><text:span text:style-name="T16">1.32 </text:span>Allow admins to add/remove <text:span text:style-name="T16">consultant staff/ customers</text:span> from booking pages. (User access <text:span text:style-name="T17">levels</text:span>)</text:p>
      <text:p text:style-name="P31"/>
      <text:p text:style-name="P31"/>
      <text:p text:style-name="P31"/>
      <text:p text:style-name="P36">Non-Functional Requirements:</text:p>
      <text:p text:style-name="P42"/>
      <text:p text:style-name="P42">Security:</text:p>
      <text:p text:style-name="P43"><text:span text:style-name="T18">2</text:span>.11 Encrypts passwords and forces users to create a strong password <text:span text:style-name="T19">to reduce the likelihood of someone brute forcing their way into another user’s account.</text:span> <text:span text:style-name="T20">(Under GDPR and Data Protection Act)</text:span></text:p>
      <text:p text:style-name="P44"><text:span text:style-name="T18">2</text:span>.12 Only stores the data needed for registering an account to book an appointment <text:span text:style-name="T19">as a booking website doesn’t need any more details outside details used for making an account.</text:span> (Under GDPR and Data Protection Act)</text:p>
      <text:p text:style-name="P45">2.13 Data stored must be kept private and secure <text:span text:style-name="T19">to keep customers safe and to ensure reliability.</text:span> (Under GDPR and Data Protection Act)</text:p>
      <text:p text:style-name="P44"><text:span text:style-name="T18">2</text:span>.1<text:span text:style-name="T18">4</text:span> <text:span text:style-name="T17">Audit log all user activity with timestamps and user ID, to ensure user activity isn’t an attempt to gain unauthorised access to the internal systems. (Under GDPR and Data Protection Act)</text:span></text:p>
      <text:p text:style-name="P44"><text:soft-page-break/></text:p>
      <text:p text:style-name="P44"/>
      <text:p text:style-name="P46">Maintainability:</text:p>
      <text:p text:style-name="P45">2.21 Code must have appropriate naming conventions. To find and understand what each function does. (Under WCAG)</text:p>
      <text:p text:style-name="P45">2.22 Code must be well commented to explain what each line and function does. To understand what each line and function does and why they’re important. (Under WCAG)</text:p>
      <text:p text:style-name="P45">2.23 Code must have reasonable white spacing for better readability. (Under WCAG)</text:p>
      <text:p text:style-name="P45">2.24 Log book <text:span text:style-name="T21">for all errors that may occur during both testing and after final product launch for debugging and reporting.</text:span> (Under WCAG)</text:p>
      <text:p text:style-name="P45"/>
      <text:p text:style-name="P47">Usability:</text:p>
      <text:p text:style-name="P48">2.31 Website must be easy to use. Customers must be able to register, login, and book an appointment in 3 steps or less. (Under WCAG)</text:p>
      <text:p text:style-name="P48">2.32 Website must be accessible to support those with disabilities under WCAG standards. <text:span text:style-name="T22">(e.g. Colour blind and dyslexic friendly colours, Bold and clear text fonts, Big buttons.)</text:span></text:p>
      <text:p text:style-name="P49">2.33 Website must be easy to navigate so users will not be lost trying to look for options such as the booking page. (Under WCAG)</text:p>
      <text:p text:style-name="P49">2.34 Website must provide user feedback like error messages (e.g. <text:span text:style-name="T23">You must be logged in first</text:span>) instead of crashing.</text:p>
      <text:p text:style-name="P49"/>
      <text:p text:style-name="P50">Robustness:</text:p>
      <text:p text:style-name="P51">2.41 Code must be capable of error handling by returning an error message instead of crashing or giving out the wrong output.</text:p>
      <text:p text:style-name="P48"/>
      <text:p text:style-name="P50">Key Performance Indicators:</text:p>
      <text:p text:style-name="P51">- Increase number of bookings.</text:p>
      <text:p text:style-name="P51">- Increase of positive reviews and feedback.</text:p>
      <text:p text:style-name="P51">- Increased number of referrals.</text:p>
      <text:p text:style-name="P51">- User acceptance criter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5ffee" officeooo:paragraph-rsid="0015ff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8</text:page-number><text:s/>of <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4:34.558425800</meta:creation-date>
    <dc:date>2025-11-11T14:19:29.396339800</dc:date>
    <meta:editing-duration>PT37M53S</meta:editing-duration>
    <meta:editing-cycles>7</meta:editing-cycles>
    <meta:generator>LibreOffice/25.8.2.2$Windows_X86_64 LibreOffice_project/d401f2107ccab8f924a8e2df40f573aab7605b6f</meta:generator>
    <meta:document-statistic meta:table-count="3" meta:image-count="0" meta:object-count="0" meta:page-count="10" meta:paragraph-count="148" meta:word-count="1650" meta:character-count="9973" meta:non-whitespace-character-count="8458"/>
  </office:meta>
</office:document-meta>
</file>